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2" table:style-name="ta1">
        <table:shapes>
          <draw:frame draw:z-index="0" draw:style-name="gr1" draw:text-style-name="P1" svg:width="305.02mm" svg:height="141.84mm" svg:x="151.55mm" svg:y="6.91mm">
            <loext:p draw:notify-on-update-of-ranges="q2.A2:q2.A101 q2.B1:q2.B1 q2.B2:q2.B101 q2.C1:q2.C1 q2.C2:q2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6.83mm" svg:height="111.09mm" svg:x="114.25mm" svg:y="167.28mm">
            <loext:p draw:notify-on-update-of-ranges="q2.A2:q2.A101 q2.E1:q2.E1 q2.E2:q2.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ransfer overhead</text:p>
          </table:table-cell>
          <table:table-cell office:value-type="string" calcext:value-type="string">
            <text:p>Processing ti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967" calcext:value-type="float">
            <text:p>0.199967</text:p>
          </table:table-cell>
          <table:table-cell office:value-type="float" office:value="0.038912" calcext:value-type="float">
            <text:p>0.038912</text:p>
          </table:table-cell>
          <table:table-cell office:value-type="float" office:value="0.002901" calcext:value-type="float">
            <text:p>0.002901</text:p>
          </table:table-cell>
          <table:table-cell table:formula="of:=[.D2]/[.C2]" office:value-type="float" office:value="0.0745528371710526" calcext:value-type="float">
            <text:p>0.07455283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1332" calcext:value-type="float">
            <text:p>0.201332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0.037215" calcext:value-type="float">
            <text:p>0.037215</text:p>
          </table:table-cell>
          <table:table-cell table:formula="of:=[.D3]/[.C3]" office:value-type="float" office:value="0.977875292324671" calcext:value-type="float">
            <text:p>0.9778752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2861" calcext:value-type="float">
            <text:p>0.182861</text:p>
          </table:table-cell>
          <table:table-cell office:value-type="float" office:value="0.038256" calcext:value-type="float">
            <text:p>0.038256</text:p>
          </table:table-cell>
          <table:table-cell office:value-type="float" office:value="0.089221" calcext:value-type="float">
            <text:p>0.089221</text:p>
          </table:table-cell>
          <table:table-cell table:formula="of:=[.D4]/[.C4]" office:value-type="float" office:value="2.33220932664157" calcext:value-type="float">
            <text:p>2.3322093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74618" calcext:value-type="float">
            <text:p>0.174618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0.190026" calcext:value-type="float">
            <text:p>0.190026</text:p>
          </table:table-cell>
          <table:table-cell table:formula="of:=[.D5]/[.C5]" office:value-type="float" office:value="5.14278755074425" calcext:value-type="float">
            <text:p>5.14278755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332" calcext:value-type="float">
            <text:p>0.174332</text:p>
          </table:table-cell>
          <table:table-cell office:value-type="float" office:value="0.041213" calcext:value-type="float">
            <text:p>0.041213</text:p>
          </table:table-cell>
          <table:table-cell office:value-type="float" office:value="0.343719" calcext:value-type="float">
            <text:p>0.343719</text:p>
          </table:table-cell>
          <table:table-cell table:formula="of:=[.D6]/[.C6]" office:value-type="float" office:value="8.34006260160629" calcext:value-type="float">
            <text:p>8.3400626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8271" calcext:value-type="float">
            <text:p>0.188271</text:p>
          </table:table-cell>
          <table:table-cell office:value-type="float" office:value="0.04438" calcext:value-type="float">
            <text:p>0.04438</text:p>
          </table:table-cell>
          <table:table-cell office:value-type="float" office:value="0.572083" calcext:value-type="float">
            <text:p>0.572083</text:p>
          </table:table-cell>
          <table:table-cell table:formula="of:=[.D7]/[.C7]" office:value-type="float" office:value="12.8905588102749" calcext:value-type="float">
            <text:p>12.89055881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3672" calcext:value-type="float">
            <text:p>0.213672</text:p>
          </table:table-cell>
          <table:table-cell office:value-type="float" office:value="0.05512" calcext:value-type="float">
            <text:p>0.05512</text:p>
          </table:table-cell>
          <table:table-cell office:value-type="float" office:value="0.919049" calcext:value-type="float">
            <text:p>0.919049</text:p>
          </table:table-cell>
          <table:table-cell table:formula="of:=[.D8]/[.C8]" office:value-type="float" office:value="16.6736030478955" calcext:value-type="float">
            <text:p>16.6736030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2366" calcext:value-type="float">
            <text:p>0.332366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1.493089" calcext:value-type="float">
            <text:p>1.493089</text:p>
          </table:table-cell>
          <table:table-cell table:formula="of:=[.D9]/[.C9]" office:value-type="float" office:value="30.0058078778135" calcext:value-type="float">
            <text:p>30.00580787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8243" calcext:value-type="float">
            <text:p>0.218243</text:p>
          </table:table-cell>
          <table:table-cell office:value-type="float" office:value="0.057495" calcext:value-type="float">
            <text:p>0.057495</text:p>
          </table:table-cell>
          <table:table-cell office:value-type="float" office:value="1.990469" calcext:value-type="float">
            <text:p>1.990469</text:p>
          </table:table-cell>
          <table:table-cell table:formula="of:=[.D10]/[.C10]" office:value-type="float" office:value="34.6198625967475" calcext:value-type="float">
            <text:p>34.61986259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8658" calcext:value-type="float">
            <text:p>0.178658</text:p>
          </table:table-cell>
          <table:table-cell office:value-type="float" office:value="0.059339" calcext:value-type="float">
            <text:p>0.059339</text:p>
          </table:table-cell>
          <table:table-cell office:value-type="float" office:value="2.59166" calcext:value-type="float">
            <text:p>2.59166</text:p>
          </table:table-cell>
          <table:table-cell table:formula="of:=[.D11]/[.C11]" office:value-type="float" office:value="43.6754916665262" calcext:value-type="float">
            <text:p>43.67549166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24356" calcext:value-type="float">
            <text:p>0.224356</text:p>
          </table:table-cell>
          <table:table-cell office:value-type="float" office:value="0.070875" calcext:value-type="float">
            <text:p>0.070875</text:p>
          </table:table-cell>
          <table:table-cell office:value-type="float" office:value="3.409121" calcext:value-type="float">
            <text:p>3.409121</text:p>
          </table:table-cell>
          <table:table-cell table:formula="of:=[.D12]/[.C12]" office:value-type="float" office:value="48.1004726631393" calcext:value-type="float">
            <text:p>48.10047266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65148" calcext:value-type="float">
            <text:p>0.265148</text:p>
          </table:table-cell>
          <table:table-cell office:value-type="float" office:value="0.10148" calcext:value-type="float">
            <text:p>0.10148</text:p>
          </table:table-cell>
          <table:table-cell office:value-type="float" office:value="4.334665" calcext:value-type="float">
            <text:p>4.334665</text:p>
          </table:table-cell>
          <table:table-cell table:formula="of:=[.D13]/[.C13]" office:value-type="float" office:value="42.7144757587702" calcext:value-type="float">
            <text:p>42.71447575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46489" calcext:value-type="float">
            <text:p>0.246489</text:p>
          </table:table-cell>
          <table:table-cell office:value-type="float" office:value="0.161625" calcext:value-type="float">
            <text:p>0.161625</text:p>
          </table:table-cell>
          <table:table-cell office:value-type="float" office:value="5.587149" calcext:value-type="float">
            <text:p>5.587149</text:p>
          </table:table-cell>
          <table:table-cell table:formula="of:=[.D14]/[.C14]" office:value-type="float" office:value="34.5685939675174" calcext:value-type="float">
            <text:p>34.56859396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37047" calcext:value-type="float">
            <text:p>0.237047</text:p>
          </table:table-cell>
          <table:table-cell office:value-type="float" office:value="0.174151" calcext:value-type="float">
            <text:p>0.174151</text:p>
          </table:table-cell>
          <table:table-cell office:value-type="float" office:value="7.112469" calcext:value-type="float">
            <text:p>7.112469</text:p>
          </table:table-cell>
          <table:table-cell table:formula="of:=[.D15]/[.C15]" office:value-type="float" office:value="40.8408163030933" calcext:value-type="float">
            <text:p>40.8408163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344" calcext:value-type="float">
            <text:p>0.27344</text:p>
          </table:table-cell>
          <table:table-cell office:value-type="float" office:value="0.177476" calcext:value-type="float">
            <text:p>0.177476</text:p>
          </table:table-cell>
          <table:table-cell office:value-type="float" office:value="8.408825" calcext:value-type="float">
            <text:p>8.408825</text:p>
          </table:table-cell>
          <table:table-cell table:formula="of:=[.D16]/[.C16]" office:value-type="float" office:value="47.3800682909238" calcext:value-type="float">
            <text:p>47.38006829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70492" calcext:value-type="float">
            <text:p>0.270492</text:p>
          </table:table-cell>
          <table:table-cell office:value-type="float" office:value="0.183149" calcext:value-type="float">
            <text:p>0.183149</text:p>
          </table:table-cell>
          <table:table-cell office:value-type="float" office:value="10.138117" calcext:value-type="float">
            <text:p>10.138117</text:p>
          </table:table-cell>
          <table:table-cell table:formula="of:=[.D17]/[.C17]" office:value-type="float" office:value="55.3544764099176" calcext:value-type="float">
            <text:p>55.35447640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3821" calcext:value-type="float">
            <text:p>0.293821</text:p>
          </table:table-cell>
          <table:table-cell office:value-type="float" office:value="0.272268" calcext:value-type="float">
            <text:p>0.272268</text:p>
          </table:table-cell>
          <table:table-cell office:value-type="float" office:value="12.303171" calcext:value-type="float">
            <text:p>12.303171</text:p>
          </table:table-cell>
          <table:table-cell table:formula="of:=[.D18]/[.C18]" office:value-type="float" office:value="45.1877231257438" calcext:value-type="float">
            <text:p>45.18772312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98128" calcext:value-type="float">
            <text:p>0.298128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14.65692" calcext:value-type="float">
            <text:p>14.65692</text:p>
          </table:table-cell>
          <table:table-cell table:formula="of:=[.D19]/[.C19]" office:value-type="float" office:value="47.6581161008379" calcext:value-type="float">
            <text:p>47.65811610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5664" calcext:value-type="float">
            <text:p>0.335664</text:p>
          </table:table-cell>
          <table:table-cell office:value-type="float" office:value="0.306356" calcext:value-type="float">
            <text:p>0.306356</text:p>
          </table:table-cell>
          <table:table-cell office:value-type="float" office:value="17.227598" calcext:value-type="float">
            <text:p>17.227598</text:p>
          </table:table-cell>
          <table:table-cell table:formula="of:=[.D20]/[.C20]" office:value-type="float" office:value="56.2339174032825" calcext:value-type="float">
            <text:p>56.23391740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77993" calcext:value-type="float">
            <text:p>0.377993</text:p>
          </table:table-cell>
          <table:table-cell office:value-type="float" office:value="0.340152" calcext:value-type="float">
            <text:p>0.340152</text:p>
          </table:table-cell>
          <table:table-cell office:value-type="float" office:value="20.295574" calcext:value-type="float">
            <text:p>20.295574</text:p>
          </table:table-cell>
          <table:table-cell table:formula="of:=[.D21]/[.C21]" office:value-type="float" office:value="59.6661904089936" calcext:value-type="float">
            <text:p>59.6661904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2996" calcext:value-type="float">
            <text:p>0.402996</text:p>
          </table:table-cell>
          <table:table-cell office:value-type="float" office:value="0.431285" calcext:value-type="float">
            <text:p>0.431285</text:p>
          </table:table-cell>
          <table:table-cell office:value-type="float" office:value="23.669266" calcext:value-type="float">
            <text:p>23.669266</text:p>
          </table:table-cell>
          <table:table-cell table:formula="of:=[.D22]/[.C22]" office:value-type="float" office:value="54.8808003988082" calcext:value-type="float">
            <text:p>54.88080039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28763" calcext:value-type="float">
            <text:p>0.428763</text:p>
          </table:table-cell>
          <table:table-cell office:value-type="float" office:value="0.431932" calcext:value-type="float">
            <text:p>0.431932</text:p>
          </table:table-cell>
          <table:table-cell office:value-type="float" office:value="26.699314" calcext:value-type="float">
            <text:p>26.699314</text:p>
          </table:table-cell>
          <table:table-cell table:formula="of:=[.D23]/[.C23]" office:value-type="float" office:value="61.8136975264625" calcext:value-type="float">
            <text:p>61.81369752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517141" calcext:value-type="float">
            <text:p>0.517141</text:p>
          </table:table-cell>
          <table:table-cell office:value-type="float" office:value="30.704308" calcext:value-type="float">
            <text:p>30.704308</text:p>
          </table:table-cell>
          <table:table-cell table:formula="of:=[.D24]/[.C24]" office:value-type="float" office:value="59.3731844893366" calcext:value-type="float">
            <text:p>59.37318448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157" calcext:value-type="float">
            <text:p>0.45157</text:p>
          </table:table-cell>
          <table:table-cell office:value-type="float" office:value="0.493991" calcext:value-type="float">
            <text:p>0.493991</text:p>
          </table:table-cell>
          <table:table-cell office:value-type="float" office:value="34.642258" calcext:value-type="float">
            <text:p>34.642258</text:p>
          </table:table-cell>
          <table:table-cell table:formula="of:=[.D25]/[.C25]" office:value-type="float" office:value="70.1273059630641" calcext:value-type="float">
            <text:p>70.12730596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79147" calcext:value-type="float">
            <text:p>0.479147</text:p>
          </table:table-cell>
          <table:table-cell office:value-type="float" office:value="0.755914" calcext:value-type="float">
            <text:p>0.755914</text:p>
          </table:table-cell>
          <table:table-cell office:value-type="float" office:value="39.387108" calcext:value-type="float">
            <text:p>39.387108</text:p>
          </table:table-cell>
          <table:table-cell table:formula="of:=[.D26]/[.C26]" office:value-type="float" office:value="52.1052765261657" calcext:value-type="float">
            <text:p>52.1052765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0.759483" calcext:value-type="float">
            <text:p>0.759483</text:p>
          </table:table-cell>
          <table:table-cell office:value-type="float" office:value="45.139206" calcext:value-type="float">
            <text:p>45.139206</text:p>
          </table:table-cell>
          <table:table-cell table:formula="of:=[.D27]/[.C27]" office:value-type="float" office:value="59.4341229494274" calcext:value-type="float">
            <text:p>59.43412294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25156" calcext:value-type="float">
            <text:p>0.525156</text:p>
          </table:table-cell>
          <table:table-cell office:value-type="float" office:value="0.702889" calcext:value-type="float">
            <text:p>0.702889</text:p>
          </table:table-cell>
          <table:table-cell office:value-type="float" office:value="50.850285" calcext:value-type="float">
            <text:p>50.850285</text:p>
          </table:table-cell>
          <table:table-cell table:formula="of:=[.D28]/[.C28]" office:value-type="float" office:value="72.3446874257529" calcext:value-type="float">
            <text:p>72.344687425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36635" calcext:value-type="float">
            <text:p>0.536635</text:p>
          </table:table-cell>
          <table:table-cell office:value-type="float" office:value="0.787889" calcext:value-type="float">
            <text:p>0.787889</text:p>
          </table:table-cell>
          <table:table-cell office:value-type="float" office:value="56.949287" calcext:value-type="float">
            <text:p>56.949287</text:p>
          </table:table-cell>
          <table:table-cell table:formula="of:=[.D29]/[.C29]" office:value-type="float" office:value="72.2808504751304" calcext:value-type="float">
            <text:p>72.28085047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60643" calcext:value-type="float">
            <text:p>0.560643</text:p>
          </table:table-cell>
          <table:table-cell office:value-type="float" office:value="0.921199" calcext:value-type="float">
            <text:p>0.921199</text:p>
          </table:table-cell>
          <table:table-cell office:value-type="float" office:value="63.516338" calcext:value-type="float">
            <text:p>63.516338</text:p>
          </table:table-cell>
          <table:table-cell table:formula="of:=[.D30]/[.C30]" office:value-type="float" office:value="68.949638460311" calcext:value-type="float">
            <text:p>68.9496384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1653" calcext:value-type="float">
            <text:p>0.591653</text:p>
          </table:table-cell>
          <table:table-cell office:value-type="float" office:value="1.070629" calcext:value-type="float">
            <text:p>1.070629</text:p>
          </table:table-cell>
          <table:table-cell office:value-type="float" office:value="70.45813" calcext:value-type="float">
            <text:p>70.45813</text:p>
          </table:table-cell>
          <table:table-cell table:formula="of:=[.D31]/[.C31]" office:value-type="float" office:value="65.8100331674184" calcext:value-type="float">
            <text:p>65.81003316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502" calcext:value-type="float">
            <text:p>0.608502</text:p>
          </table:table-cell>
          <table:table-cell office:value-type="float" office:value="1.209237" calcext:value-type="float">
            <text:p>1.209237</text:p>
          </table:table-cell>
          <table:table-cell office:value-type="float" office:value="77.659515" calcext:value-type="float">
            <text:p>77.659515</text:p>
          </table:table-cell>
          <table:table-cell table:formula="of:=[.D32]/[.C32]" office:value-type="float" office:value="64.2219143145636" calcext:value-type="float">
            <text:p>64.22191431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70015" calcext:value-type="float">
            <text:p>0.670015</text:p>
          </table:table-cell>
          <table:table-cell office:value-type="float" office:value="1.191118" calcext:value-type="float">
            <text:p>1.191118</text:p>
          </table:table-cell>
          <table:table-cell office:value-type="float" office:value="96.197754" calcext:value-type="float">
            <text:p>96.197754</text:p>
          </table:table-cell>
          <table:table-cell table:formula="of:=[.D33]/[.C33]" office:value-type="float" office:value="80.7625726418373" calcext:value-type="float">
            <text:p>80.76257264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6798" calcext:value-type="float">
            <text:p>0.666798</text:p>
          </table:table-cell>
          <table:table-cell office:value-type="float" office:value="1.285893" calcext:value-type="float">
            <text:p>1.285893</text:p>
          </table:table-cell>
          <table:table-cell office:value-type="float" office:value="94.550575" calcext:value-type="float">
            <text:p>94.550575</text:p>
          </table:table-cell>
          <table:table-cell table:formula="of:=[.D34]/[.C34]" office:value-type="float" office:value="73.5291155640477" calcext:value-type="float">
            <text:p>73.52911556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87707" calcext:value-type="float">
            <text:p>0.687707</text:p>
          </table:table-cell>
          <table:table-cell office:value-type="float" office:value="1.468214" calcext:value-type="float">
            <text:p>1.468214</text:p>
          </table:table-cell>
          <table:table-cell office:value-type="float" office:value="105.929886" calcext:value-type="float">
            <text:p>105.929886</text:p>
          </table:table-cell>
          <table:table-cell table:formula="of:=[.D35]/[.C35]" office:value-type="float" office:value="72.1488052831536" calcext:value-type="float">
            <text:p>72.14880528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763681" calcext:value-type="float">
            <text:p>0.763681</text:p>
          </table:table-cell>
          <table:table-cell office:value-type="float" office:value="1.746749" calcext:value-type="float">
            <text:p>1.746749</text:p>
          </table:table-cell>
          <table:table-cell office:value-type="float" office:value="113.050995" calcext:value-type="float">
            <text:p>113.050995</text:p>
          </table:table-cell>
          <table:table-cell table:formula="of:=[.D36]/[.C36]" office:value-type="float" office:value="64.7208013286397" calcext:value-type="float">
            <text:p>64.72080132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70544" calcext:value-type="float">
            <text:p>0.770544</text:p>
          </table:table-cell>
          <table:table-cell office:value-type="float" office:value="1.712542" calcext:value-type="float">
            <text:p>1.712542</text:p>
          </table:table-cell>
          <table:table-cell office:value-type="float" office:value="123.796021" calcext:value-type="float">
            <text:p>123.796021</text:p>
          </table:table-cell>
          <table:table-cell table:formula="of:=[.D37]/[.C37]" office:value-type="float" office:value="72.2878743995768" calcext:value-type="float">
            <text:p>72.28787439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81217" calcext:value-type="float">
            <text:p>0.881217</text:p>
          </table:table-cell>
          <table:table-cell office:value-type="float" office:value="1.871317" calcext:value-type="float">
            <text:p>1.871317</text:p>
          </table:table-cell>
          <table:table-cell office:value-type="float" office:value="133.783386" calcext:value-type="float">
            <text:p>133.783386</text:p>
          </table:table-cell>
          <table:table-cell table:formula="of:=[.D38]/[.C38]" office:value-type="float" office:value="71.4915677033875" calcext:value-type="float">
            <text:p>71.49156770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899883" calcext:value-type="float">
            <text:p>0.899883</text:p>
          </table:table-cell>
          <table:table-cell office:value-type="float" office:value="2.01318" calcext:value-type="float">
            <text:p>2.01318</text:p>
          </table:table-cell>
          <table:table-cell office:value-type="float" office:value="145.766388" calcext:value-type="float">
            <text:p>145.766388</text:p>
          </table:table-cell>
          <table:table-cell table:formula="of:=[.D39]/[.C39]" office:value-type="float" office:value="72.4060382082079" calcext:value-type="float">
            <text:p>72.406038208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2.139902" calcext:value-type="float">
            <text:p>2.139902</text:p>
          </table:table-cell>
          <table:table-cell office:value-type="float" office:value="164.848892" calcext:value-type="float">
            <text:p>164.848892</text:p>
          </table:table-cell>
          <table:table-cell table:formula="of:=[.D40]/[.C40]" office:value-type="float" office:value="77.0357203273795" calcext:value-type="float">
            <text:p>77.03572032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64694" calcext:value-type="float">
            <text:p>0.964694</text:p>
          </table:table-cell>
          <table:table-cell office:value-type="float" office:value="2.169009" calcext:value-type="float">
            <text:p>2.169009</text:p>
          </table:table-cell>
          <table:table-cell office:value-type="float" office:value="172.33699" calcext:value-type="float">
            <text:p>172.33699</text:p>
          </table:table-cell>
          <table:table-cell table:formula="of:=[.D41]/[.C41]" office:value-type="float" office:value="79.4542530713335" calcext:value-type="float">
            <text:p>79.45425307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033702" calcext:value-type="float">
            <text:p>1.033702</text:p>
          </table:table-cell>
          <table:table-cell office:value-type="float" office:value="2.262682" calcext:value-type="float">
            <text:p>2.262682</text:p>
          </table:table-cell>
          <table:table-cell office:value-type="float" office:value="195.082336" calcext:value-type="float">
            <text:p>195.082336</text:p>
          </table:table-cell>
          <table:table-cell table:formula="of:=[.D42]/[.C42]" office:value-type="float" office:value="86.2173014148696" calcext:value-type="float">
            <text:p>86.21730141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05055" calcext:value-type="float">
            <text:p>1.05055</text:p>
          </table:table-cell>
          <table:table-cell office:value-type="float" office:value="2.5455" calcext:value-type="float">
            <text:p>2.5455</text:p>
          </table:table-cell>
          <table:table-cell office:value-type="float" office:value="203.390732" calcext:value-type="float">
            <text:p>203.390732</text:p>
          </table:table-cell>
          <table:table-cell table:formula="of:=[.D43]/[.C43]" office:value-type="float" office:value="79.9020750343744" calcext:value-type="float">
            <text:p>79.90207503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126433" calcext:value-type="float">
            <text:p>1.126433</text:p>
          </table:table-cell>
          <table:table-cell office:value-type="float" office:value="2.730167" calcext:value-type="float">
            <text:p>2.730167</text:p>
          </table:table-cell>
          <table:table-cell office:value-type="float" office:value="218.232941" calcext:value-type="float">
            <text:p>218.232941</text:p>
          </table:table-cell>
          <table:table-cell table:formula="of:=[.D44]/[.C44]" office:value-type="float" office:value="79.9339164966832" calcext:value-type="float">
            <text:p>79.93391649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099242" calcext:value-type="float">
            <text:p>1.099242</text:p>
          </table:table-cell>
          <table:table-cell office:value-type="float" office:value="2.942964" calcext:value-type="float">
            <text:p>2.942964</text:p>
          </table:table-cell>
          <table:table-cell office:value-type="float" office:value="235.026474" calcext:value-type="float">
            <text:p>235.026474</text:p>
          </table:table-cell>
          <table:table-cell table:formula="of:=[.D45]/[.C45]" office:value-type="float" office:value="79.8604651636921" calcext:value-type="float">
            <text:p>79.860465163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149391" calcext:value-type="float">
            <text:p>1.149391</text:p>
          </table:table-cell>
          <table:table-cell office:value-type="float" office:value="3.299503" calcext:value-type="float">
            <text:p>3.299503</text:p>
          </table:table-cell>
          <table:table-cell office:value-type="float" office:value="250.552383" calcext:value-type="float">
            <text:p>250.552383</text:p>
          </table:table-cell>
          <table:table-cell table:formula="of:=[.D46]/[.C46]" office:value-type="float" office:value="75.9364010276699" calcext:value-type="float">
            <text:p>75.936401027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253596" calcext:value-type="float">
            <text:p>1.253596</text:p>
          </table:table-cell>
          <table:table-cell office:value-type="float" office:value="3.576773" calcext:value-type="float">
            <text:p>3.576773</text:p>
          </table:table-cell>
          <table:table-cell office:value-type="float" office:value="268.552856" calcext:value-type="float">
            <text:p>268.552856</text:p>
          </table:table-cell>
          <table:table-cell table:formula="of:=[.D47]/[.C47]" office:value-type="float" office:value="75.0824433085354" calcext:value-type="float">
            <text:p>75.082443308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18188" calcext:value-type="float">
            <text:p>1.218188</text:p>
          </table:table-cell>
          <table:table-cell office:value-type="float" office:value="3.286472" calcext:value-type="float">
            <text:p>3.286472</text:p>
          </table:table-cell>
          <table:table-cell office:value-type="float" office:value="289.43808" calcext:value-type="float">
            <text:p>289.43808</text:p>
          </table:table-cell>
          <table:table-cell table:formula="of:=[.D48]/[.C48]" office:value-type="float" office:value="88.0695408328445" calcext:value-type="float">
            <text:p>88.06954083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309645" calcext:value-type="float">
            <text:p>1.309645</text:p>
          </table:table-cell>
          <table:table-cell office:value-type="float" office:value="3.553604" calcext:value-type="float">
            <text:p>3.553604</text:p>
          </table:table-cell>
          <table:table-cell office:value-type="float" office:value="324.616791" calcext:value-type="float">
            <text:p>324.616791</text:p>
          </table:table-cell>
          <table:table-cell table:formula="of:=[.D49]/[.C49]" office:value-type="float" office:value="91.348611437853" calcext:value-type="float">
            <text:p>91.34861143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99384" calcext:value-type="float">
            <text:p>1.299384</text:p>
          </table:table-cell>
          <table:table-cell office:value-type="float" office:value="4.20746" calcext:value-type="float">
            <text:p>4.20746</text:p>
          </table:table-cell>
          <table:table-cell office:value-type="float" office:value="330.942108" calcext:value-type="float">
            <text:p>330.942108</text:p>
          </table:table-cell>
          <table:table-cell table:formula="of:=[.D50]/[.C50]" office:value-type="float" office:value="78.656031905235" calcext:value-type="float">
            <text:p>78.6560319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51464" calcext:value-type="float">
            <text:p>1.351464</text:p>
          </table:table-cell>
          <table:table-cell office:value-type="float" office:value="3.735174" calcext:value-type="float">
            <text:p>3.735174</text:p>
          </table:table-cell>
          <table:table-cell office:value-type="float" office:value="354.832336" calcext:value-type="float">
            <text:p>354.832336</text:p>
          </table:table-cell>
          <table:table-cell table:formula="of:=[.D51]/[.C51]" office:value-type="float" office:value="94.9975385350187" calcext:value-type="float">
            <text:p>94.9975385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384436" calcext:value-type="float">
            <text:p>1.384436</text:p>
          </table:table-cell>
          <table:table-cell office:value-type="float" office:value="4.05815" calcext:value-type="float">
            <text:p>4.05815</text:p>
          </table:table-cell>
          <table:table-cell office:value-type="float" office:value="375.7117" calcext:value-type="float">
            <text:p>375.7117</text:p>
          </table:table-cell>
          <table:table-cell table:formula="of:=[.D52]/[.C52]" office:value-type="float" office:value="92.5820139718837" calcext:value-type="float">
            <text:p>92.58201397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0455" calcext:value-type="float">
            <text:p>1.40455</text:p>
          </table:table-cell>
          <table:table-cell office:value-type="float" office:value="6.323459" calcext:value-type="float">
            <text:p>6.323459</text:p>
          </table:table-cell>
          <table:table-cell office:value-type="float" office:value="401.940582" calcext:value-type="float">
            <text:p>401.940582</text:p>
          </table:table-cell>
          <table:table-cell table:formula="of:=[.D53]/[.C53]" office:value-type="float" office:value="63.5634044594897" calcext:value-type="float">
            <text:p>63.56340445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09416" calcext:value-type="float">
            <text:p>1.409416</text:p>
          </table:table-cell>
          <table:table-cell office:value-type="float" office:value="7.848219" calcext:value-type="float">
            <text:p>7.848219</text:p>
          </table:table-cell>
          <table:table-cell office:value-type="float" office:value="427.905914" calcext:value-type="float">
            <text:p>427.905914</text:p>
          </table:table-cell>
          <table:table-cell table:formula="of:=[.D54]/[.C54]" office:value-type="float" office:value="54.5226775654451" calcext:value-type="float">
            <text:p>54.52267756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58482" calcext:value-type="float">
            <text:p>1.458482</text:p>
          </table:table-cell>
          <table:table-cell office:value-type="float" office:value="5.233285" calcext:value-type="float">
            <text:p>5.233285</text:p>
          </table:table-cell>
          <table:table-cell office:value-type="float" office:value="454.629974" calcext:value-type="float">
            <text:p>454.629974</text:p>
          </table:table-cell>
          <table:table-cell table:formula="of:=[.D55]/[.C55]" office:value-type="float" office:value="86.8727718822881" calcext:value-type="float">
            <text:p>86.87277188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67162" calcext:value-type="float">
            <text:p>1.467162</text:p>
          </table:table-cell>
          <table:table-cell office:value-type="float" office:value="6.0573" calcext:value-type="float">
            <text:p>6.0573</text:p>
          </table:table-cell>
          <table:table-cell office:value-type="float" office:value="483.235535" calcext:value-type="float">
            <text:p>483.235535</text:p>
          </table:table-cell>
          <table:table-cell table:formula="of:=[.D56]/[.C56]" office:value-type="float" office:value="79.777381836792" calcext:value-type="float">
            <text:p>79.777381836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99057" calcext:value-type="float">
            <text:p>1.499057</text:p>
          </table:table-cell>
          <table:table-cell office:value-type="float" office:value="5.754288" calcext:value-type="float">
            <text:p>5.754288</text:p>
          </table:table-cell>
          <table:table-cell office:value-type="float" office:value="512.205139" calcext:value-type="float">
            <text:p>512.205139</text:p>
          </table:table-cell>
          <table:table-cell table:formula="of:=[.D57]/[.C57]" office:value-type="float" office:value="89.0127742997917" calcext:value-type="float">
            <text:p>89.012774299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52533" calcext:value-type="float">
            <text:p>1.52533</text:p>
          </table:table-cell>
          <table:table-cell office:value-type="float" office:value="6.329499" calcext:value-type="float">
            <text:p>6.329499</text:p>
          </table:table-cell>
          <table:table-cell office:value-type="float" office:value="537.998474" calcext:value-type="float">
            <text:p>537.998474</text:p>
          </table:table-cell>
          <table:table-cell table:formula="of:=[.D58]/[.C58]" office:value-type="float" office:value="84.9985874079449" calcext:value-type="float">
            <text:p>84.99858740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558198" calcext:value-type="float">
            <text:p>1.558198</text:p>
          </table:table-cell>
          <table:table-cell office:value-type="float" office:value="7.443217" calcext:value-type="float">
            <text:p>7.443217</text:p>
          </table:table-cell>
          <table:table-cell office:value-type="float" office:value="569.248901" calcext:value-type="float">
            <text:p>569.248901</text:p>
          </table:table-cell>
          <table:table-cell table:formula="of:=[.D59]/[.C59]" office:value-type="float" office:value="76.4788801670031" calcext:value-type="float">
            <text:p>76.4788801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641313" calcext:value-type="float">
            <text:p>1.641313</text:p>
          </table:table-cell>
          <table:table-cell office:value-type="float" office:value="11.4208" calcext:value-type="float">
            <text:p>11.4208</text:p>
          </table:table-cell>
          <table:table-cell office:value-type="float" office:value="603.056396" calcext:value-type="float">
            <text:p>603.056396</text:p>
          </table:table-cell>
          <table:table-cell table:formula="of:=[.D60]/[.C60]" office:value-type="float" office:value="52.8033409218268" calcext:value-type="float">
            <text:p>52.80334092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34847" calcext:value-type="float">
            <text:p>1.634847</text:p>
          </table:table-cell>
          <table:table-cell office:value-type="float" office:value="6.706058" calcext:value-type="float">
            <text:p>6.706058</text:p>
          </table:table-cell>
          <table:table-cell office:value-type="float" office:value="634.603577" calcext:value-type="float">
            <text:p>634.603577</text:p>
          </table:table-cell>
          <table:table-cell table:formula="of:=[.D61]/[.C61]" office:value-type="float" office:value="94.6313880673266" calcext:value-type="float">
            <text:p>94.63138806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711555" calcext:value-type="float">
            <text:p>1.711555</text:p>
          </table:table-cell>
          <table:table-cell office:value-type="float" office:value="13.038947" calcext:value-type="float">
            <text:p>13.038947</text:p>
          </table:table-cell>
          <table:table-cell office:value-type="float" office:value="664.70697" calcext:value-type="float">
            <text:p>664.70697</text:p>
          </table:table-cell>
          <table:table-cell table:formula="of:=[.D62]/[.C62]" office:value-type="float" office:value="50.9785774878907" calcext:value-type="float">
            <text:p>50.978577487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713047" calcext:value-type="float">
            <text:p>1.713047</text:p>
          </table:table-cell>
          <table:table-cell office:value-type="float" office:value="8.568817" calcext:value-type="float">
            <text:p>8.568817</text:p>
          </table:table-cell>
          <table:table-cell office:value-type="float" office:value="701.677063" calcext:value-type="float">
            <text:p>701.677063</text:p>
          </table:table-cell>
          <table:table-cell table:formula="of:=[.D63]/[.C63]" office:value-type="float" office:value="81.8872737041764" calcext:value-type="float">
            <text:p>81.88727370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708601" calcext:value-type="float">
            <text:p>1.708601</text:p>
          </table:table-cell>
          <table:table-cell office:value-type="float" office:value="8.182423" calcext:value-type="float">
            <text:p>8.182423</text:p>
          </table:table-cell>
          <table:table-cell office:value-type="float" office:value="725.464539" calcext:value-type="float">
            <text:p>725.464539</text:p>
          </table:table-cell>
          <table:table-cell table:formula="of:=[.D64]/[.C64]" office:value-type="float" office:value="88.6613340571613" calcext:value-type="float">
            <text:p>88.661334057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773513" calcext:value-type="float">
            <text:p>1.773513</text:p>
          </table:table-cell>
          <table:table-cell office:value-type="float" office:value="8.183296" calcext:value-type="float">
            <text:p>8.183296</text:p>
          </table:table-cell>
          <table:table-cell office:value-type="float" office:value="990.60614" calcext:value-type="float">
            <text:p>990.60614</text:p>
          </table:table-cell>
          <table:table-cell table:formula="of:=[.D65]/[.C65]" office:value-type="float" office:value="121.052219056967" calcext:value-type="float">
            <text:p>121.0522190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48509" calcext:value-type="float">
            <text:p>1.848509</text:p>
          </table:table-cell>
          <table:table-cell office:value-type="float" office:value="9.738201" calcext:value-type="float">
            <text:p>9.738201</text:p>
          </table:table-cell>
          <table:table-cell office:value-type="float" office:value="810.491577" calcext:value-type="float">
            <text:p>810.491577</text:p>
          </table:table-cell>
          <table:table-cell table:formula="of:=[.D66]/[.C66]" office:value-type="float" office:value="83.2280599876712" calcext:value-type="float">
            <text:p>83.228059987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49774" calcext:value-type="float">
            <text:p>1.949774</text:p>
          </table:table-cell>
          <table:table-cell office:value-type="float" office:value="8.91693" calcext:value-type="float">
            <text:p>8.91693</text:p>
          </table:table-cell>
          <table:table-cell office:value-type="float" office:value="847.750793" calcext:value-type="float">
            <text:p>847.750793</text:p>
          </table:table-cell>
          <table:table-cell table:formula="of:=[.D67]/[.C67]" office:value-type="float" office:value="95.0720475544834" calcext:value-type="float">
            <text:p>95.07204755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999512" calcext:value-type="float">
            <text:p>1.999512</text:p>
          </table:table-cell>
          <table:table-cell office:value-type="float" office:value="17.394344" calcext:value-type="float">
            <text:p>17.394344</text:p>
          </table:table-cell>
          <table:table-cell office:value-type="float" office:value="887.343994" calcext:value-type="float">
            <text:p>887.343994</text:p>
          </table:table-cell>
          <table:table-cell table:formula="of:=[.D68]/[.C68]" office:value-type="float" office:value="51.0133635393206" calcext:value-type="float">
            <text:p>51.013363539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035681" calcext:value-type="float">
            <text:p>2.035681</text:p>
          </table:table-cell>
          <table:table-cell office:value-type="float" office:value="10.133219" calcext:value-type="float">
            <text:p>10.133219</text:p>
          </table:table-cell>
          <table:table-cell office:value-type="float" office:value="927.572815" calcext:value-type="float">
            <text:p>927.572815</text:p>
          </table:table-cell>
          <table:table-cell table:formula="of:=[.D69]/[.C69]" office:value-type="float" office:value="91.5378237655774" calcext:value-type="float">
            <text:p>91.537823765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176451" calcext:value-type="float">
            <text:p>2.176451</text:p>
          </table:table-cell>
          <table:table-cell office:value-type="float" office:value="12.034986" calcext:value-type="float">
            <text:p>12.034986</text:p>
          </table:table-cell>
          <table:table-cell office:value-type="float" office:value="969.520386" calcext:value-type="float">
            <text:p>969.520386</text:p>
          </table:table-cell>
          <table:table-cell table:formula="of:=[.D70]/[.C70]" office:value-type="float" office:value="80.5584972014093" calcext:value-type="float">
            <text:p>80.55849720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42775" calcext:value-type="float">
            <text:p>2.142775</text:p>
          </table:table-cell>
          <table:table-cell office:value-type="float" office:value="10.988951" calcext:value-type="float">
            <text:p>10.988951</text:p>
          </table:table-cell>
          <table:table-cell office:value-type="float" office:value="1013.09491" calcext:value-type="float">
            <text:p>1013.09491</text:p>
          </table:table-cell>
          <table:table-cell table:formula="of:=[.D71]/[.C71]" office:value-type="float" office:value="92.1921400868927" calcext:value-type="float">
            <text:p>92.192140086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152671" calcext:value-type="float">
            <text:p>2.152671</text:p>
          </table:table-cell>
          <table:table-cell office:value-type="float" office:value="12.643245" calcext:value-type="float">
            <text:p>12.643245</text:p>
          </table:table-cell>
          <table:table-cell office:value-type="float" office:value="1067.54126" calcext:value-type="float">
            <text:p>1067.54126</text:p>
          </table:table-cell>
          <table:table-cell table:formula="of:=[.D72]/[.C72]" office:value-type="float" office:value="84.435701435826" calcext:value-type="float">
            <text:p>84.435701435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147806" calcext:value-type="float">
            <text:p>3.147806</text:p>
          </table:table-cell>
          <table:table-cell office:value-type="float" office:value="10.77204" calcext:value-type="float">
            <text:p>10.77204</text:p>
          </table:table-cell>
          <table:table-cell office:value-type="float" office:value="1118.940308" calcext:value-type="float">
            <text:p>1118.940308</text:p>
          </table:table-cell>
          <table:table-cell table:formula="of:=[.D73]/[.C73]" office:value-type="float" office:value="103.874503622341" calcext:value-type="float">
            <text:p>103.874503622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227274" calcext:value-type="float">
            <text:p>2.227274</text:p>
          </table:table-cell>
          <table:table-cell office:value-type="float" office:value="13.415678" calcext:value-type="float">
            <text:p>13.415678</text:p>
          </table:table-cell>
          <table:table-cell office:value-type="float" office:value="1167.48584" calcext:value-type="float">
            <text:p>1167.48584</text:p>
          </table:table-cell>
          <table:table-cell table:formula="of:=[.D74]/[.C74]" office:value-type="float" office:value="87.0239908858874" calcext:value-type="float">
            <text:p>87.02399088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27777" calcext:value-type="float">
            <text:p>2.27777</text:p>
          </table:table-cell>
          <table:table-cell office:value-type="float" office:value="12.430136" calcext:value-type="float">
            <text:p>12.430136</text:p>
          </table:table-cell>
          <table:table-cell office:value-type="float" office:value="1201.164917" calcext:value-type="float">
            <text:p>1201.164917</text:p>
          </table:table-cell>
          <table:table-cell table:formula="of:=[.D75]/[.C75]" office:value-type="float" office:value="96.6332884048896" calcext:value-type="float">
            <text:p>96.63328840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561778" calcext:value-type="float">
            <text:p>2.561778</text:p>
          </table:table-cell>
          <table:table-cell office:value-type="float" office:value="13.555953" calcext:value-type="float">
            <text:p>13.555953</text:p>
          </table:table-cell>
          <table:table-cell office:value-type="float" office:value="1269.446655" calcext:value-type="float">
            <text:p>1269.446655</text:p>
          </table:table-cell>
          <table:table-cell table:formula="of:=[.D76]/[.C76]" office:value-type="float" office:value="93.6449584178995" calcext:value-type="float">
            <text:p>93.644958417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27612" calcext:value-type="float">
            <text:p>2.327612</text:p>
          </table:table-cell>
          <table:table-cell office:value-type="float" office:value="14.37059" calcext:value-type="float">
            <text:p>14.37059</text:p>
          </table:table-cell>
          <table:table-cell office:value-type="float" office:value="1303.447998" calcext:value-type="float">
            <text:p>1303.447998</text:p>
          </table:table-cell>
          <table:table-cell table:formula="of:=[.D77]/[.C77]" office:value-type="float" office:value="90.7024692792711" calcext:value-type="float">
            <text:p>90.702469279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53973" calcext:value-type="float">
            <text:p>2.353973</text:p>
          </table:table-cell>
          <table:table-cell office:value-type="float" office:value="14.888953" calcext:value-type="float">
            <text:p>14.888953</text:p>
          </table:table-cell>
          <table:table-cell office:value-type="float" office:value="1352.100098" calcext:value-type="float">
            <text:p>1352.100098</text:p>
          </table:table-cell>
          <table:table-cell table:formula="of:=[.D78]/[.C78]" office:value-type="float" office:value="90.8123021141916" calcext:value-type="float">
            <text:p>90.81230211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44009" calcext:value-type="float">
            <text:p>2.44009</text:p>
          </table:table-cell>
          <table:table-cell office:value-type="float" office:value="15.481638" calcext:value-type="float">
            <text:p>15.481638</text:p>
          </table:table-cell>
          <table:table-cell office:value-type="float" office:value="1407.992676" calcext:value-type="float">
            <text:p>1407.992676</text:p>
          </table:table-cell>
          <table:table-cell table:formula="of:=[.D79]/[.C79]" office:value-type="float" office:value="90.9459758715454" calcext:value-type="float">
            <text:p>90.94597587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951233" calcext:value-type="float">
            <text:p>2.951233</text:p>
          </table:table-cell>
          <table:table-cell office:value-type="float" office:value="17.269054" calcext:value-type="float">
            <text:p>17.269054</text:p>
          </table:table-cell>
          <table:table-cell office:value-type="float" office:value="1476.800049" calcext:value-type="float">
            <text:p>1476.800049</text:p>
          </table:table-cell>
          <table:table-cell table:formula="of:=[.D80]/[.C80]" office:value-type="float" office:value="85.5171365495759" calcext:value-type="float">
            <text:p>85.51713654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784972" calcext:value-type="float">
            <text:p>2.784972</text:p>
          </table:table-cell>
          <table:table-cell office:value-type="float" office:value="15.978019" calcext:value-type="float">
            <text:p>15.978019</text:p>
          </table:table-cell>
          <table:table-cell office:value-type="float" office:value="1579.35144" calcext:value-type="float">
            <text:p>1579.35144</text:p>
          </table:table-cell>
          <table:table-cell table:formula="of:=[.D81]/[.C81]" office:value-type="float" office:value="98.8452598535526" calcext:value-type="float">
            <text:p>98.84525985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649555" calcext:value-type="float">
            <text:p>2.649555</text:p>
          </table:table-cell>
          <table:table-cell office:value-type="float" office:value="16.968426" calcext:value-type="float">
            <text:p>16.968426</text:p>
          </table:table-cell>
          <table:table-cell office:value-type="float" office:value="1605.962158" calcext:value-type="float">
            <text:p>1605.962158</text:p>
          </table:table-cell>
          <table:table-cell table:formula="of:=[.D82]/[.C82]" office:value-type="float" office:value="94.6441442476751" calcext:value-type="float">
            <text:p>94.644144247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798634" calcext:value-type="float">
            <text:p>2.798634</text:p>
          </table:table-cell>
          <table:table-cell office:value-type="float" office:value="18.829462" calcext:value-type="float">
            <text:p>18.829462</text:p>
          </table:table-cell>
          <table:table-cell office:value-type="float" office:value="1642.995239" calcext:value-type="float">
            <text:p>1642.995239</text:p>
          </table:table-cell>
          <table:table-cell table:formula="of:=[.D83]/[.C83]" office:value-type="float" office:value="87.256621511544" calcext:value-type="float">
            <text:p>87.25662151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605953" calcext:value-type="float">
            <text:p>2.605953</text:p>
          </table:table-cell>
          <table:table-cell office:value-type="float" office:value="19.499775" calcext:value-type="float">
            <text:p>19.499775</text:p>
          </table:table-cell>
          <table:table-cell office:value-type="float" office:value="1724.622192" calcext:value-type="float">
            <text:p>1724.622192</text:p>
          </table:table-cell>
          <table:table-cell table:formula="of:=[.D84]/[.C84]" office:value-type="float" office:value="88.4431841905868" calcext:value-type="float">
            <text:p>88.443184190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942479" calcext:value-type="float">
            <text:p>2.942479</text:p>
          </table:table-cell>
          <table:table-cell office:value-type="float" office:value="17.876717" calcext:value-type="float">
            <text:p>17.876717</text:p>
          </table:table-cell>
          <table:table-cell office:value-type="float" office:value="1775.15564" calcext:value-type="float">
            <text:p>1775.15564</text:p>
          </table:table-cell>
          <table:table-cell table:formula="of:=[.D85]/[.C85]" office:value-type="float" office:value="99.2998680909923" calcext:value-type="float">
            <text:p>99.29986809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695862" calcext:value-type="float">
            <text:p>2.695862</text:p>
          </table:table-cell>
          <table:table-cell office:value-type="float" office:value="22.493631" calcext:value-type="float">
            <text:p>22.493631</text:p>
          </table:table-cell>
          <table:table-cell office:value-type="float" office:value="1831.634766" calcext:value-type="float">
            <text:p>1831.634766</text:p>
          </table:table-cell>
          <table:table-cell table:formula="of:=[.D86]/[.C86]" office:value-type="float" office:value="81.4290394467661" calcext:value-type="float">
            <text:p>81.42903944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767027" calcext:value-type="float">
            <text:p>2.767027</text:p>
          </table:table-cell>
          <table:table-cell office:value-type="float" office:value="22.36364" calcext:value-type="float">
            <text:p>22.36364</text:p>
          </table:table-cell>
          <table:table-cell office:value-type="float" office:value="1895.208862" calcext:value-type="float">
            <text:p>1895.208862</text:p>
          </table:table-cell>
          <table:table-cell table:formula="of:=[.D87]/[.C87]" office:value-type="float" office:value="84.7450979357564" calcext:value-type="float">
            <text:p>84.74509793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839007" calcext:value-type="float">
            <text:p>2.839007</text:p>
          </table:table-cell>
          <table:table-cell office:value-type="float" office:value="23.719603" calcext:value-type="float">
            <text:p>23.719603</text:p>
          </table:table-cell>
          <table:table-cell office:value-type="float" office:value="1970.217041" calcext:value-type="float">
            <text:p>1970.217041</text:p>
          </table:table-cell>
          <table:table-cell table:formula="of:=[.D88]/[.C88]" office:value-type="float" office:value="83.0628169029642" calcext:value-type="float">
            <text:p>83.0628169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964958" calcext:value-type="float">
            <text:p>2.964958</text:p>
          </table:table-cell>
          <table:table-cell office:value-type="float" office:value="21.314472" calcext:value-type="float">
            <text:p>21.314472</text:p>
          </table:table-cell>
          <table:table-cell office:value-type="float" office:value="2029.157959" calcext:value-type="float">
            <text:p>2029.157959</text:p>
          </table:table-cell>
          <table:table-cell table:formula="of:=[.D89]/[.C89]" office:value-type="float" office:value="95.2009488670421" calcext:value-type="float">
            <text:p>95.2009488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992642" calcext:value-type="float">
            <text:p>2.992642</text:p>
          </table:table-cell>
          <table:table-cell office:value-type="float" office:value="24.590044" calcext:value-type="float">
            <text:p>24.590044</text:p>
          </table:table-cell>
          <table:table-cell office:value-type="float" office:value="2103.541748" calcext:value-type="float">
            <text:p>2103.541748</text:p>
          </table:table-cell>
          <table:table-cell table:formula="of:=[.D90]/[.C90]" office:value-type="float" office:value="85.5444483141226" calcext:value-type="float">
            <text:p>85.54444831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17536" calcext:value-type="float">
            <text:p>3.17536</text:p>
          </table:table-cell>
          <table:table-cell office:value-type="float" office:value="23.035576" calcext:value-type="float">
            <text:p>23.035576</text:p>
          </table:table-cell>
          <table:table-cell office:value-type="float" office:value="2174.476807" calcext:value-type="float">
            <text:p>2174.476807</text:p>
          </table:table-cell>
          <table:table-cell table:formula="of:=[.D91]/[.C91]" office:value-type="float" office:value="94.3964590683558" calcext:value-type="float">
            <text:p>94.396459068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079097" calcext:value-type="float">
            <text:p>3.079097</text:p>
          </table:table-cell>
          <table:table-cell office:value-type="float" office:value="24.342865" calcext:value-type="float">
            <text:p>24.342865</text:p>
          </table:table-cell>
          <table:table-cell office:value-type="float" office:value="2251.107422" calcext:value-type="float">
            <text:p>2251.107422</text:p>
          </table:table-cell>
          <table:table-cell table:formula="of:=[.D92]/[.C92]" office:value-type="float" office:value="92.4750403044177" calcext:value-type="float">
            <text:p>92.475040304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628769" calcext:value-type="float">
            <text:p>3.628769</text:p>
          </table:table-cell>
          <table:table-cell office:value-type="float" office:value="29.205578" calcext:value-type="float">
            <text:p>29.205578</text:p>
          </table:table-cell>
          <table:table-cell office:value-type="float" office:value="2327.515869" calcext:value-type="float">
            <text:p>2327.515869</text:p>
          </table:table-cell>
          <table:table-cell table:formula="of:=[.D93]/[.C93]" office:value-type="float" office:value="79.6942237883462" calcext:value-type="float">
            <text:p>79.69422378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766391" calcext:value-type="float">
            <text:p>3.766391</text:p>
          </table:table-cell>
          <table:table-cell office:value-type="float" office:value="28.000708" calcext:value-type="float">
            <text:p>28.000708</text:p>
          </table:table-cell>
          <table:table-cell office:value-type="float" office:value="2402.722412" calcext:value-type="float">
            <text:p>2402.722412</text:p>
          </table:table-cell>
          <table:table-cell table:formula="of:=[.D94]/[.C94]" office:value-type="float" office:value="85.8093449637059" calcext:value-type="float">
            <text:p>85.80934496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915238" calcext:value-type="float">
            <text:p>3.915238</text:p>
          </table:table-cell>
          <table:table-cell office:value-type="float" office:value="33.7882" calcext:value-type="float">
            <text:p>33.7882</text:p>
          </table:table-cell>
          <table:table-cell office:value-type="float" office:value="2482.789551" calcext:value-type="float">
            <text:p>2482.789551</text:p>
          </table:table-cell>
          <table:table-cell table:formula="of:=[.D95]/[.C95]" office:value-type="float" office:value="73.4809652778189" calcext:value-type="float">
            <text:p>73.48096527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820278" calcext:value-type="float">
            <text:p>3.820278</text:p>
          </table:table-cell>
          <table:table-cell office:value-type="float" office:value="35.242462" calcext:value-type="float">
            <text:p>35.242462</text:p>
          </table:table-cell>
          <table:table-cell office:value-type="float" office:value="2563.110596" calcext:value-type="float">
            <text:p>2563.110596</text:p>
          </table:table-cell>
          <table:table-cell table:formula="of:=[.D96]/[.C96]" office:value-type="float" office:value="72.7279097584045" calcext:value-type="float">
            <text:p>72.72790975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899789" calcext:value-type="float">
            <text:p>3.899789</text:p>
          </table:table-cell>
          <table:table-cell office:value-type="float" office:value="27.155666" calcext:value-type="float">
            <text:p>27.155666</text:p>
          </table:table-cell>
          <table:table-cell office:value-type="float" office:value="3300.811035" calcext:value-type="float">
            <text:p>3300.811035</text:p>
          </table:table-cell>
          <table:table-cell table:formula="of:=[.D97]/[.C97]" office:value-type="float" office:value="121.551466828322" calcext:value-type="float">
            <text:p>121.55146682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986574" calcext:value-type="float">
            <text:p>3.986574</text:p>
          </table:table-cell>
          <table:table-cell office:value-type="float" office:value="40.749218" calcext:value-type="float">
            <text:p>40.749218</text:p>
          </table:table-cell>
          <table:table-cell office:value-type="float" office:value="2739.905518" calcext:value-type="float">
            <text:p>2739.905518</text:p>
          </table:table-cell>
          <table:table-cell table:formula="of:=[.D98]/[.C98]" office:value-type="float" office:value="67.238235541109" calcext:value-type="float">
            <text:p>67.23823554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973739" calcext:value-type="float">
            <text:p>3.973739</text:p>
          </table:table-cell>
          <table:table-cell office:value-type="float" office:value="40.970966" calcext:value-type="float">
            <text:p>40.970966</text:p>
          </table:table-cell>
          <table:table-cell office:value-type="float" office:value="2830.392578" calcext:value-type="float">
            <text:p>2830.392578</text:p>
          </table:table-cell>
          <table:table-cell table:formula="of:=[.D99]/[.C99]" office:value-type="float" office:value="69.0828861101298" calcext:value-type="float">
            <text:p>69.08288611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060978" calcext:value-type="float">
            <text:p>4.060978</text:p>
          </table:table-cell>
          <table:table-cell office:value-type="float" office:value="44.366699" calcext:value-type="float">
            <text:p>44.366699</text:p>
          </table:table-cell>
          <table:table-cell office:value-type="float" office:value="2939.568359" calcext:value-type="float">
            <text:p>2939.568359</text:p>
          </table:table-cell>
          <table:table-cell table:formula="of:=[.D100]/[.C100]" office:value-type="float" office:value="66.2561882054827" calcext:value-type="float">
            <text:p>66.2561882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189736" calcext:value-type="float">
            <text:p>4.189736</text:p>
          </table:table-cell>
          <table:table-cell office:value-type="float" office:value="43.012398" calcext:value-type="float">
            <text:p>43.012398</text:p>
          </table:table-cell>
          <table:table-cell office:value-type="float" office:value="3017.97876" calcext:value-type="float">
            <text:p>3017.97876</text:p>
          </table:table-cell>
          <table:table-cell table:formula="of:=[.D101]/[.C101]" office:value-type="float" office:value="70.165322100851" calcext:value-type="float">
            <text:p>70.1653221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00/00/00</text:date>, <text:time style:data-style-name="N2" text:time-value="13:28:11.353780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8T13:29:06.707901478</dc:date>
    <meta:editing-duration>PT3M6S</meta:editing-duration>
    <meta:editing-cycles>2</meta:editing-cycles>
    <meta:generator>LibreOffice/5.1.6.2$Linux_X86_64 LibreOffice_project/10m0$Build-2</meta:generator>
    <meta:document-statistic meta:table-count="1" meta:cell-count="5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ZA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03cm" svg:height="14.185cm" xlink:href=".." xlink:type="simple" chart:class="chart:bar" chart:style-name="ch1">
        <chart:title svg:x="8.315cm" svg:y="0.419cm" chart:style-name="ch2">
          <text:p>Percentage of Data Transfer Overhead Compared to Processing Time</text:p>
        </chart:title>
        <chart:legend chart:legend-position="end" svg:x="26.996cm" svg:y="6.544cm" style:legend-expansion="high" chart:style-name="ch3"/>
        <chart:plot-area chart:style-name="ch4" table:cell-range-address="q2.A2:q2.C101 q2.B1:q2.C1" chart:data-source-has-labels="both" svg:x="1.621cm" svg:y="1.481cm" svg:width="24.765cm" svg:height="11.44cm">
          <chartooo:coordinate-region svg:x="3.036cm" svg:y="1.481cm" svg:width="23.141cm" svg:height="10.187cm"/>
          <chart:axis chart:dimension="x" chart:name="primary-x" chart:style-name="ch5" chartooo:axis-type="auto">
            <chartooo:date-scale/>
            <chart:title svg:x="12.173cm" svg:y="13.204cm" chart:style-name="ch6">
              <text:p>N (size of Square Matrix)</text:p>
            </chart:title>
            <chart:categories table:cell-range-address="q2.A2:q2.A101"/>
          </chart:axis>
          <chart:axis chart:dimension="y" chart:name="primary-y" chart:style-name="ch7">
            <chart:title svg:x="0.451cm" svg:y="8.078cm" chart:style-name="ch8">
              <text:p>percentage</text:p>
            </chart:title>
            <chart:grid chart:style-name="ch9" chart:class="major"/>
          </chart:axis>
          <chart:series chart:style-name="ch10" chart:values-cell-range-address="q2.B2:q2.B101" chart:label-cell-address="q2.B1:q2.B1" chart:class="chart:bar">
            <chart:data-point chart:repeated="100"/>
          </chart:series>
          <chart:series chart:style-name="ch11" chart:values-cell-range-address="q2.C2:q2.C101" chart:label-cell-address="q2.C1:q2.C1" chart:class="chart:ba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overhead</text:p>
                <draw:g>
                  <svg:desc>q2.B1:q2.B1</svg:desc>
                </draw:g>
              </table:table-cell>
              <table:table-cell office:value-type="string">
                <text:p>Processing time</text:p>
                <draw:g>
                  <svg:desc>q2.C1:q2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2.A2:q2.A101</svg:desc>
                </draw:g>
              </table:table-cell>
              <table:table-cell office:value-type="float" office:value="0.199967">
                <text:p>0.199967</text:p>
                <draw:g>
                  <svg:desc>q2.B2:q2.B101</svg:desc>
                </draw:g>
              </table:table-cell>
              <table:table-cell office:value-type="float" office:value="0.038912">
                <text:p>0.038912</text:p>
                <draw:g>
                  <svg:desc>q2.C2:q2.C1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1332">
                <text:p>0.201332</text:p>
              </table:table-cell>
              <table:table-cell office:value-type="float" office:value="0.038057">
                <text:p>0.0380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2861">
                <text:p>0.182861</text:p>
              </table:table-cell>
              <table:table-cell office:value-type="float" office:value="0.038256">
                <text:p>0.038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4618">
                <text:p>0.174618</text:p>
              </table:table-cell>
              <table:table-cell office:value-type="float" office:value="0.03695">
                <text:p>0.036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74332">
                <text:p>0.174332</text:p>
              </table:table-cell>
              <table:table-cell office:value-type="float" office:value="0.041213">
                <text:p>0.0412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88271">
                <text:p>0.188271</text:p>
              </table:table-cell>
              <table:table-cell office:value-type="float" office:value="0.04438">
                <text:p>0.044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13672">
                <text:p>0.213672</text:p>
              </table:table-cell>
              <table:table-cell office:value-type="float" office:value="0.05512">
                <text:p>0.055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32366">
                <text:p>0.332366</text:p>
              </table:table-cell>
              <table:table-cell office:value-type="float" office:value="0.04976">
                <text:p>0.049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18243">
                <text:p>0.218243</text:p>
              </table:table-cell>
              <table:table-cell office:value-type="float" office:value="0.057495">
                <text:p>0.0574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8658">
                <text:p>0.178658</text:p>
              </table:table-cell>
              <table:table-cell office:value-type="float" office:value="0.059339">
                <text:p>0.0593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24356">
                <text:p>0.224356</text:p>
              </table:table-cell>
              <table:table-cell office:value-type="float" office:value="0.070875">
                <text:p>0.070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65148">
                <text:p>0.265148</text:p>
              </table:table-cell>
              <table:table-cell office:value-type="float" office:value="0.10148">
                <text:p>0.101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6489">
                <text:p>0.246489</text:p>
              </table:table-cell>
              <table:table-cell office:value-type="float" office:value="0.161625">
                <text:p>0.1616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37047">
                <text:p>0.237047</text:p>
              </table:table-cell>
              <table:table-cell office:value-type="float" office:value="0.174151">
                <text:p>0.1741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7344">
                <text:p>0.27344</text:p>
              </table:table-cell>
              <table:table-cell office:value-type="float" office:value="0.177476">
                <text:p>0.1774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70492">
                <text:p>0.270492</text:p>
              </table:table-cell>
              <table:table-cell office:value-type="float" office:value="0.183149">
                <text:p>0.18314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93821">
                <text:p>0.293821</text:p>
              </table:table-cell>
              <table:table-cell office:value-type="float" office:value="0.272268">
                <text:p>0.2722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98128">
                <text:p>0.298128</text:p>
              </table:table-cell>
              <table:table-cell office:value-type="float" office:value="0.307543">
                <text:p>0.3075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35664">
                <text:p>0.335664</text:p>
              </table:table-cell>
              <table:table-cell office:value-type="float" office:value="0.306356">
                <text:p>0.3063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7993">
                <text:p>0.377993</text:p>
              </table:table-cell>
              <table:table-cell office:value-type="float" office:value="0.340152">
                <text:p>0.3401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402996">
                <text:p>0.402996</text:p>
              </table:table-cell>
              <table:table-cell office:value-type="float" office:value="0.431285">
                <text:p>0.431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28763">
                <text:p>0.428763</text:p>
              </table:table-cell>
              <table:table-cell office:value-type="float" office:value="0.431932">
                <text:p>0.4319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30398">
                <text:p>0.430398</text:p>
              </table:table-cell>
              <table:table-cell office:value-type="float" office:value="0.517141">
                <text:p>0.51714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5157">
                <text:p>0.45157</text:p>
              </table:table-cell>
              <table:table-cell office:value-type="float" office:value="0.493991">
                <text:p>0.4939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9147">
                <text:p>0.479147</text:p>
              </table:table-cell>
              <table:table-cell office:value-type="float" office:value="0.755914">
                <text:p>0.7559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25564">
                <text:p>0.525564</text:p>
              </table:table-cell>
              <table:table-cell office:value-type="float" office:value="0.759483">
                <text:p>0.75948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25156">
                <text:p>0.525156</text:p>
              </table:table-cell>
              <table:table-cell office:value-type="float" office:value="0.702889">
                <text:p>0.7028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36635">
                <text:p>0.536635</text:p>
              </table:table-cell>
              <table:table-cell office:value-type="float" office:value="0.787889">
                <text:p>0.7878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60643">
                <text:p>0.560643</text:p>
              </table:table-cell>
              <table:table-cell office:value-type="float" office:value="0.921199">
                <text:p>0.9211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91653">
                <text:p>0.591653</text:p>
              </table:table-cell>
              <table:table-cell office:value-type="float" office:value="1.070629">
                <text:p>1.0706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08502">
                <text:p>0.608502</text:p>
              </table:table-cell>
              <table:table-cell office:value-type="float" office:value="1.209237">
                <text:p>1.20923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70015">
                <text:p>0.670015</text:p>
              </table:table-cell>
              <table:table-cell office:value-type="float" office:value="1.191118">
                <text:p>1.1911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66798">
                <text:p>0.666798</text:p>
              </table:table-cell>
              <table:table-cell office:value-type="float" office:value="1.285893">
                <text:p>1.2858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87707">
                <text:p>0.687707</text:p>
              </table:table-cell>
              <table:table-cell office:value-type="float" office:value="1.468214">
                <text:p>1.4682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3681">
                <text:p>0.763681</text:p>
              </table:table-cell>
              <table:table-cell office:value-type="float" office:value="1.746749">
                <text:p>1.74674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0544">
                <text:p>0.770544</text:p>
              </table:table-cell>
              <table:table-cell office:value-type="float" office:value="1.712542">
                <text:p>1.71254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81217">
                <text:p>0.881217</text:p>
              </table:table-cell>
              <table:table-cell office:value-type="float" office:value="1.871317">
                <text:p>1.87131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899883">
                <text:p>0.899883</text:p>
              </table:table-cell>
              <table:table-cell office:value-type="float" office:value="2.01318">
                <text:p>2.0131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50376">
                <text:p>0.950376</text:p>
              </table:table-cell>
              <table:table-cell office:value-type="float" office:value="2.139902">
                <text:p>2.1399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64694">
                <text:p>0.964694</text:p>
              </table:table-cell>
              <table:table-cell office:value-type="float" office:value="2.169009">
                <text:p>2.169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033702">
                <text:p>1.033702</text:p>
              </table:table-cell>
              <table:table-cell office:value-type="float" office:value="2.262682">
                <text:p>2.26268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05055">
                <text:p>1.05055</text:p>
              </table:table-cell>
              <table:table-cell office:value-type="float" office:value="2.5455">
                <text:p>2.545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126433">
                <text:p>1.126433</text:p>
              </table:table-cell>
              <table:table-cell office:value-type="float" office:value="2.730167">
                <text:p>2.7301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099242">
                <text:p>1.099242</text:p>
              </table:table-cell>
              <table:table-cell office:value-type="float" office:value="2.942964">
                <text:p>2.94296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149391">
                <text:p>1.149391</text:p>
              </table:table-cell>
              <table:table-cell office:value-type="float" office:value="3.299503">
                <text:p>3.2995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253596">
                <text:p>1.253596</text:p>
              </table:table-cell>
              <table:table-cell office:value-type="float" office:value="3.576773">
                <text:p>3.57677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218188">
                <text:p>1.218188</text:p>
              </table:table-cell>
              <table:table-cell office:value-type="float" office:value="3.286472">
                <text:p>3.28647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309645">
                <text:p>1.309645</text:p>
              </table:table-cell>
              <table:table-cell office:value-type="float" office:value="3.553604">
                <text:p>3.55360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299384">
                <text:p>1.299384</text:p>
              </table:table-cell>
              <table:table-cell office:value-type="float" office:value="4.20746">
                <text:p>4.207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51464">
                <text:p>1.351464</text:p>
              </table:table-cell>
              <table:table-cell office:value-type="float" office:value="3.735174">
                <text:p>3.73517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384436">
                <text:p>1.384436</text:p>
              </table:table-cell>
              <table:table-cell office:value-type="float" office:value="4.05815">
                <text:p>4.0581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40455">
                <text:p>1.40455</text:p>
              </table:table-cell>
              <table:table-cell office:value-type="float" office:value="6.323459">
                <text:p>6.32345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409416">
                <text:p>1.409416</text:p>
              </table:table-cell>
              <table:table-cell office:value-type="float" office:value="7.848219">
                <text:p>7.84821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458482">
                <text:p>1.458482</text:p>
              </table:table-cell>
              <table:table-cell office:value-type="float" office:value="5.233285">
                <text:p>5.23328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467162">
                <text:p>1.467162</text:p>
              </table:table-cell>
              <table:table-cell office:value-type="float" office:value="6.0573">
                <text:p>6.057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499057">
                <text:p>1.499057</text:p>
              </table:table-cell>
              <table:table-cell office:value-type="float" office:value="5.754288">
                <text:p>5.75428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2533">
                <text:p>1.52533</text:p>
              </table:table-cell>
              <table:table-cell office:value-type="float" office:value="6.329499">
                <text:p>6.32949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58198">
                <text:p>1.558198</text:p>
              </table:table-cell>
              <table:table-cell office:value-type="float" office:value="7.443217">
                <text:p>7.44321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641313">
                <text:p>1.641313</text:p>
              </table:table-cell>
              <table:table-cell office:value-type="float" office:value="11.4208">
                <text:p>11.420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634847">
                <text:p>1.634847</text:p>
              </table:table-cell>
              <table:table-cell office:value-type="float" office:value="6.706058">
                <text:p>6.70605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711555">
                <text:p>1.711555</text:p>
              </table:table-cell>
              <table:table-cell office:value-type="float" office:value="13.038947">
                <text:p>13.03894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713047">
                <text:p>1.713047</text:p>
              </table:table-cell>
              <table:table-cell office:value-type="float" office:value="8.568817">
                <text:p>8.56881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708601">
                <text:p>1.708601</text:p>
              </table:table-cell>
              <table:table-cell office:value-type="float" office:value="8.182423">
                <text:p>8.18242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773513">
                <text:p>1.773513</text:p>
              </table:table-cell>
              <table:table-cell office:value-type="float" office:value="8.183296">
                <text:p>8.18329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848509">
                <text:p>1.848509</text:p>
              </table:table-cell>
              <table:table-cell office:value-type="float" office:value="9.738201">
                <text:p>9.7382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949774">
                <text:p>1.949774</text:p>
              </table:table-cell>
              <table:table-cell office:value-type="float" office:value="8.91693">
                <text:p>8.916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999512">
                <text:p>1.999512</text:p>
              </table:table-cell>
              <table:table-cell office:value-type="float" office:value="17.394344">
                <text:p>17.3943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.035681">
                <text:p>2.035681</text:p>
              </table:table-cell>
              <table:table-cell office:value-type="float" office:value="10.133219">
                <text:p>10.13321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.176451">
                <text:p>2.176451</text:p>
              </table:table-cell>
              <table:table-cell office:value-type="float" office:value="12.034986">
                <text:p>12.0349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142775">
                <text:p>2.142775</text:p>
              </table:table-cell>
              <table:table-cell office:value-type="float" office:value="10.988951">
                <text:p>10.98895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.152671">
                <text:p>2.152671</text:p>
              </table:table-cell>
              <table:table-cell office:value-type="float" office:value="12.643245">
                <text:p>12.64324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147806">
                <text:p>3.147806</text:p>
              </table:table-cell>
              <table:table-cell office:value-type="float" office:value="10.77204">
                <text:p>10.7720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227274">
                <text:p>2.227274</text:p>
              </table:table-cell>
              <table:table-cell office:value-type="float" office:value="13.415678">
                <text:p>13.41567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.27777">
                <text:p>2.27777</text:p>
              </table:table-cell>
              <table:table-cell office:value-type="float" office:value="12.430136">
                <text:p>12.43013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561778">
                <text:p>2.561778</text:p>
              </table:table-cell>
              <table:table-cell office:value-type="float" office:value="13.555953">
                <text:p>13.55595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.327612">
                <text:p>2.327612</text:p>
              </table:table-cell>
              <table:table-cell office:value-type="float" office:value="14.37059">
                <text:p>14.370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.353973">
                <text:p>2.353973</text:p>
              </table:table-cell>
              <table:table-cell office:value-type="float" office:value="14.888953">
                <text:p>14.88895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.44009">
                <text:p>2.44009</text:p>
              </table:table-cell>
              <table:table-cell office:value-type="float" office:value="15.481638">
                <text:p>15.48163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.951233">
                <text:p>2.951233</text:p>
              </table:table-cell>
              <table:table-cell office:value-type="float" office:value="17.269054">
                <text:p>17.26905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784972">
                <text:p>2.784972</text:p>
              </table:table-cell>
              <table:table-cell office:value-type="float" office:value="15.978019">
                <text:p>15.97801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.649555">
                <text:p>2.649555</text:p>
              </table:table-cell>
              <table:table-cell office:value-type="float" office:value="16.968426">
                <text:p>16.96842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.798634">
                <text:p>2.798634</text:p>
              </table:table-cell>
              <table:table-cell office:value-type="float" office:value="18.829462">
                <text:p>18.8294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.605953">
                <text:p>2.605953</text:p>
              </table:table-cell>
              <table:table-cell office:value-type="float" office:value="19.499775">
                <text:p>19.49977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.942479">
                <text:p>2.942479</text:p>
              </table:table-cell>
              <table:table-cell office:value-type="float" office:value="17.876717">
                <text:p>17.87671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695862">
                <text:p>2.695862</text:p>
              </table:table-cell>
              <table:table-cell office:value-type="float" office:value="22.493631">
                <text:p>22.4936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.767027">
                <text:p>2.767027</text:p>
              </table:table-cell>
              <table:table-cell office:value-type="float" office:value="22.36364">
                <text:p>22.363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.839007">
                <text:p>2.839007</text:p>
              </table:table-cell>
              <table:table-cell office:value-type="float" office:value="23.719603">
                <text:p>23.71960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.964958">
                <text:p>2.964958</text:p>
              </table:table-cell>
              <table:table-cell office:value-type="float" office:value="21.314472">
                <text:p>21.31447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.992642">
                <text:p>2.992642</text:p>
              </table:table-cell>
              <table:table-cell office:value-type="float" office:value="24.590044">
                <text:p>24.5900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.17536">
                <text:p>3.17536</text:p>
              </table:table-cell>
              <table:table-cell office:value-type="float" office:value="23.035576">
                <text:p>23.03557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.079097">
                <text:p>3.079097</text:p>
              </table:table-cell>
              <table:table-cell office:value-type="float" office:value="24.342865">
                <text:p>24.34286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.628769">
                <text:p>3.628769</text:p>
              </table:table-cell>
              <table:table-cell office:value-type="float" office:value="29.205578">
                <text:p>29.20557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.766391">
                <text:p>3.766391</text:p>
              </table:table-cell>
              <table:table-cell office:value-type="float" office:value="28.000708">
                <text:p>28.00070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.915238">
                <text:p>3.915238</text:p>
              </table:table-cell>
              <table:table-cell office:value-type="float" office:value="33.7882">
                <text:p>33.788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.820278">
                <text:p>3.820278</text:p>
              </table:table-cell>
              <table:table-cell office:value-type="float" office:value="35.242462">
                <text:p>35.2424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.899789">
                <text:p>3.899789</text:p>
              </table:table-cell>
              <table:table-cell office:value-type="float" office:value="27.155666">
                <text:p>27.15566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.986574">
                <text:p>3.986574</text:p>
              </table:table-cell>
              <table:table-cell office:value-type="float" office:value="40.749218">
                <text:p>40.74921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.973739">
                <text:p>3.973739</text:p>
              </table:table-cell>
              <table:table-cell office:value-type="float" office:value="40.970966">
                <text:p>40.97096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.060978">
                <text:p>4.060978</text:p>
              </table:table-cell>
              <table:table-cell office:value-type="float" office:value="44.366699">
                <text:p>44.3666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9736">
                <text:p>4.189736</text:p>
              </table:table-cell>
              <table:table-cell office:value-type="float" office:value="43.012398">
                <text:p>43.012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84cm" svg:height="11.11cm" xlink:href=".." xlink:type="simple" chart:class="chart:line" chart:style-name="ch1">
        <chart:title svg:x="13.015cm" svg:y="0.358cm" chart:style-name="ch2">
          <text:p>Speedup neglecting transfer overhead</text:p>
        </chart:title>
        <chart:legend chart:legend-position="end" svg:x="30.991cm" svg:y="5.256cm" style:legend-expansion="high" chart:style-name="ch3"/>
        <chart:plot-area chart:style-name="ch4" table:cell-range-address="q2.A2:q2.A101 q2.E1:q2.E101" chart:data-source-has-labels="both" svg:x="1.684cm" svg:y="1.359cm" svg:width="28.634cm" svg:height="8.548cm">
          <chartooo:coordinate-region svg:x="2.491cm" svg:y="1.48cm" svg:width="27.827cm" svg:height="7.425cm"/>
          <chart:axis chart:dimension="x" chart:name="primary-x" chart:style-name="ch5" chartooo:axis-type="auto">
            <chartooo:date-scale/>
            <chart:title svg:x="15.825cm" svg:y="10.129cm" chart:style-name="ch6">
              <text:p>N</text:p>
            </chart:title>
            <chart:categories table:cell-range-address="q2.A2:q2.A101"/>
          </chart:axis>
          <chart:axis chart:dimension="y" chart:name="primary-y" chart:style-name="ch5">
            <chart:title svg:x="0.451cm" svg:y="6.325cm" chart:style-name="ch7">
              <text:p>speedup</text:p>
            </chart:title>
            <chart:grid chart:style-name="ch8" chart:class="major"/>
          </chart:axis>
          <chart:series chart:style-name="ch9" chart:values-cell-range-address="q2.E2:q2.E101" chart:label-cell-address="q2.E1:q2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q2.E1:q2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2.A2:q2.A101</svg:desc>
                </draw:g>
              </table:table-cell>
              <table:table-cell office:value-type="float" office:value="0.0745528371710526">
                <text:p>0.0745528371710526</text:p>
                <draw:g>
                  <svg:desc>q2.E2:q2.E1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7875292324671">
                <text:p>0.9778752923246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33220932664157">
                <text:p>2.332209326641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4278755074425">
                <text:p>5.14278755074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34006260160629">
                <text:p>8.340062601606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8905588102749">
                <text:p>12.8905588102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.6736030478955">
                <text:p>16.67360304789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0058078778135">
                <text:p>30.00580787781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.6198625967475">
                <text:p>34.61986259674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.6754916665262">
                <text:p>43.67549166652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8.1004726631393">
                <text:p>48.10047266313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2.7144757587702">
                <text:p>42.71447575877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4.5685939675174">
                <text:p>34.56859396751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0.8408163030933">
                <text:p>40.84081630309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7.3800682909238">
                <text:p>47.38006829092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5.3544764099176">
                <text:p>55.35447640991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5.1877231257438">
                <text:p>45.18772312574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.6581161008379">
                <text:p>47.65811610083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6.2339174032825">
                <text:p>56.2339174032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9.6661904089936">
                <text:p>59.666190408993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4.8808003988082">
                <text:p>54.880800398808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1.8136975264625">
                <text:p>61.81369752646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9.3731844893366">
                <text:p>59.37318448933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0.1273059630641">
                <text:p>70.127305963064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2.1052765261657">
                <text:p>52.105276526165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9.4341229494274">
                <text:p>59.434122949427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.3446874257529">
                <text:p>72.34468742575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2.2808504751304">
                <text:p>72.28085047513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.949638460311">
                <text:p>68.9496384603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.8100331674184">
                <text:p>65.810033167418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4.2219143145636">
                <text:p>64.22191431456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7625726418373">
                <text:p>80.762572641837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3.5291155640477">
                <text:p>73.529115564047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2.1488052831536">
                <text:p>72.14880528315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4.7208013286397">
                <text:p>64.720801328639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2.2878743995768">
                <text:p>72.287874399576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1.4915677033875">
                <text:p>71.491567703387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2.4060382082079">
                <text:p>72.406038208207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7.0357203273795">
                <text:p>77.03572032737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.4542530713335">
                <text:p>79.454253071333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6.2173014148696">
                <text:p>86.217301414869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9.9020750343744">
                <text:p>79.902075034374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9.9339164966832">
                <text:p>79.933916496683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9.8604651636921">
                <text:p>79.860465163692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5.9364010276699">
                <text:p>75.93640102766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5.0824433085354">
                <text:p>75.082443308535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88.0695408328445">
                <text:p>88.06954083284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1.348611437853">
                <text:p>91.34861143785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8.656031905235">
                <text:p>78.6560319052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.9975385350187">
                <text:p>94.997538535018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2.5820139718837">
                <text:p>92.582013971883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3.5634044594897">
                <text:p>63.563404459489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4.5226775654451">
                <text:p>54.522677565445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86.8727718822881">
                <text:p>86.872771882288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9.777381836792">
                <text:p>79.7773818367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89.0127742997917">
                <text:p>89.01277429979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84.9985874079449">
                <text:p>84.998587407944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6.4788801670031">
                <text:p>76.478880167003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2.8033409218268">
                <text:p>52.80334092182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4.6313880673266">
                <text:p>94.631388067326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0.9785774878907">
                <text:p>50.978577487890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81.8872737041764">
                <text:p>81.887273704176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88.6613340571613">
                <text:p>88.661334057161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21.052219056967">
                <text:p>121.0522190569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83.2280599876712">
                <text:p>83.22805998767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5.0720475544834">
                <text:p>95.072047554483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1.0133635393206">
                <text:p>51.013363539320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1.5378237655774">
                <text:p>91.537823765577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0.5584972014093">
                <text:p>80.558497201409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2.1921400868927">
                <text:p>92.192140086892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4.435701435826">
                <text:p>84.43570143582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3.874503622341">
                <text:p>103.87450362234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7.0239908858874">
                <text:p>87.023990885887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6.6332884048896">
                <text:p>96.63328840488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3.6449584178995">
                <text:p>93.6449584178995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0.7024692792711">
                <text:p>90.702469279271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0.8123021141916">
                <text:p>90.812302114191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0.9459758715454">
                <text:p>90.945975871545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85.5171365495759">
                <text:p>85.51713654957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8.8452598535526">
                <text:p>98.845259853552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4.6441442476751">
                <text:p>94.644144247675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7.256621511544">
                <text:p>87.25662151154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8.4431841905868">
                <text:p>88.44318419058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9.2998680909923">
                <text:p>99.299868090992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1.4290394467661">
                <text:p>81.429039446766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4.7450979357564">
                <text:p>84.74509793575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3.0628169029642">
                <text:p>83.062816902964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5.2009488670421">
                <text:p>95.200948867042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5.5444483141226">
                <text:p>85.5444483141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4.3964590683558">
                <text:p>94.396459068355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2.4750403044177">
                <text:p>92.475040304417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9.6942237883462">
                <text:p>79.694223788346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85.8093449637059">
                <text:p>85.809344963705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3.4809652778189">
                <text:p>73.480965277818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2.7279097584045">
                <text:p>72.72790975840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21.551466828322">
                <text:p>121.55146682832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7.238235541109">
                <text:p>67.23823554110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9.0828861101298">
                <text:p>69.082886110129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6.2561882054827">
                <text:p>66.25618820548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.165322100851">
                <text:p>70.165322100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